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0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6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number-columns-repeated="2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4" table:default-cell-style-name="ce13"/>
        <table:table-column table:style-name="co6" table:default-cell-style-name="ce23"/>
        <table:table-column table:style-name="co2" table:default-cell-style-name="ce28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2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SW EC</text:p>
          </table:table-cell>
          <table:table-cell table:style-name="ce10" office:value-type="string" calcext:value-type="string">
            <text:p>CP Final</text:p>
          </table:table-cell>
          <table:table-cell table:style-name="ce12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7" office:value-type="string" calcext:value-type="string">
            <text:p>FP Final</text:p>
          </table:table-cell>
          <table:table-cell table:style-name="ce12"/>
          <table:table-cell table:style-name="ce18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8" office:value-type="string" calcext:value-type="string">
            <text:p>Final GPA</text:p>
          </table:table-cell>
          <table:table-cell table:style-name="ce21" office:value-type="string" calcext:value-type="string">
            <text:p>Final Submitted GPA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5" office:value-type="string" calcext:value-type="string">
            <text:p>Numerical Grade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7" office:value-type="string" calcext:value-type="string">
            <text:p>GPA </text:p>
          </table:table-cell>
          <table:table-cell table:style-name="ce12"/>
          <table:table-cell table:style-name="ce22"/>
          <table:table-cell table:style-name="ce25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2] / 50)*0.15 + ([.M2] / 50)*0.15 + ([.N2] / 100)*0.2)" office:value-type="float" office:value="0.43" calcext:value-type="float">
            <text:p>0.43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] + [.O2] + [.U2] + [.Y2]" office:value-type="float" office:value="0.605630434782609" calcext:value-type="float">
            <text:p>0.60563</text:p>
          </table:table-cell>
          <table:table-cell table:style-name="ce20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]; [.$AJ$2:.$AK$13]; 2; 0)" office:value-type="float" office:value="0" calcext:value-type="float">
            <text:p>0</text:p>
          </table:table-cell>
          <table:table-cell table:style-name="ce8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5" table:formula="of:=(([.L3] / 50)*0.15 + ([.M3] / 50)*0.15 + ([.N3] / 100)*0.2)" office:value-type="float" office:value="0.359" calcext:value-type="float">
            <text:p>0.359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3] + [.O3] + [.U3] + [.Y3]" office:value-type="float" office:value="0.549086956521739" calcext:value-type="float">
            <text:p>0.54909</text:p>
          </table:table-cell>
          <table:table-cell table:style-name="ce20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3]; [.$AJ$2:.$AK$13]; 2; 0)" office:value-type="float" office:value="0" calcext:value-type="float">
            <text:p>0</text:p>
          </table:table-cell>
          <table:table-cell table:style-name="ce8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/>
          <table:table-cell/>
          <table:table-cell table:style-name="ce5"/>
          <table:table-cell/>
          <table:table-cell table:style-name="ce9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4] / 50)*0.15 + ([.M4] / 50)*0.15 + ([.N4] / 100)*0.2)" office:value-type="float" office:value="0.393" calcext:value-type="float">
            <text:p>0.39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4] + [.O4] + [.U4] + [.Y4]" office:value-type="float" office:value="0.581565217391304" calcext:value-type="float">
            <text:p>0.58157</text:p>
          </table:table-cell>
          <table:table-cell table:style-name="ce20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4]; [.$AJ$2:.$AK$13]; 2; 0)" office:value-type="float" office:value="0" calcext:value-type="float">
            <text:p>0</text:p>
          </table:table-cell>
          <table:table-cell table:style-name="ce8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6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5] / 50)*0.15 + ([.M5] / 50)*0.15 + ([.N5] / 100)*0.2)" office:value-type="float" office:value="0.425" calcext:value-type="float">
            <text:p>0.42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5] + [.O5] + [.U5] + [.Y5]" office:value-type="float" office:value="0.609576086956522" calcext:value-type="float">
            <text:p>0.60958</text:p>
          </table:table-cell>
          <table:table-cell table:style-name="ce20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5]; [.$AJ$2:.$AK$13]; 2; 0)" office:value-type="float" office:value="0" calcext:value-type="float">
            <text:p>0</text:p>
          </table:table-cell>
          <table:table-cell table:style-name="ce8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6] / 50)*0.15 + ([.M6] / 50)*0.15 + ([.N6] / 100)*0.2)" office:value-type="float" office:value="0.451" calcext:value-type="float">
            <text:p>0.45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6] + [.O6] + [.U6] + [.Y6]" office:value-type="float" office:value="0.632065217391304" calcext:value-type="float">
            <text:p>0.63207</text:p>
          </table:table-cell>
          <table:table-cell table:style-name="ce20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6]; [.$AJ$2:.$AK$13]; 2; 0)" office:value-type="float" office:value="0" calcext:value-type="float">
            <text:p>0</text:p>
          </table:table-cell>
          <table:table-cell table:style-name="ce8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table:number-columns-repeated="2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7] / 50)*0.15 + ([.M7] / 50)*0.15 + ([.N7] / 100)*0.2)" office:value-type="float" office:value="0.466" calcext:value-type="float">
            <text:p>0.46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7] + [.O7] + [.U7] + [.Y7]" office:value-type="float" office:value="0.652315217391304" calcext:value-type="float">
            <text:p>0.65232</text:p>
          </table:table-cell>
          <table:table-cell table:style-name="ce20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D" calcext:value-type="string">
            <text:p>D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7]; [.$AJ$2:.$AK$13]; 2; 0)" office:value-type="float" office:value="1" calcext:value-type="float">
            <text:p>1</text:p>
          </table:table-cell>
          <table:table-cell table:style-name="ce8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5" table:formula="of:=(([.L8] / 50)*0.15 + ([.M8] / 50)*0.15 + ([.N8] / 100)*0.2)" office:value-type="float" office:value="0.487" calcext:value-type="float">
            <text:p>0.48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8] + [.O8] + [.U8] + [.Y8]" office:value-type="float" office:value="0.673315217391304" calcext:value-type="float">
            <text:p>0.67332</text:p>
          </table:table-cell>
          <table:table-cell table:style-name="ce20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+" calcext:value-type="string">
            <text:p>D+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8]; [.$AJ$2:.$AK$13]; 2; 0)" office:value-type="float" office:value="1.3" calcext:value-type="float">
            <text:p>1.3</text:p>
          </table:table-cell>
          <table:table-cell table:style-name="ce8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number-columns-repeated="7"/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15" table:formula="of:=(([.L9] / 50)*0.15 + ([.M9] / 50)*0.15 + ([.N9] / 100)*0.2)" office:value-type="float" office:value="0.494" calcext:value-type="float">
            <text:p>0.494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9] + [.O9] + [.U9] + [.Y9]" office:value-type="float" office:value="0.686260869565217" calcext:value-type="float">
            <text:p>0.68626</text:p>
          </table:table-cell>
          <table:table-cell table:style-name="ce20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D+" calcext:value-type="string">
            <text:p>D+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9]; [.$AJ$2:.$AK$13]; 2; 0)" office:value-type="float" office:value="1.3" calcext:value-type="float">
            <text:p>1.3</text:p>
          </table:table-cell>
          <table:table-cell table:style-name="ce8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10] / 50)*0.15 + ([.M10] / 50)*0.15 + ([.N10] / 100)*0.2)" office:value-type="float" office:value="0.357" calcext:value-type="float">
            <text:p>0.35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0] + [.O10] + [.U10] + [.Y10]" office:value-type="float" office:value="0.541065217391304" calcext:value-type="float">
            <text:p>0.54107</text:p>
          </table:table-cell>
          <table:table-cell table:style-name="ce20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10]; [.$AJ$2:.$AK$13]; 2; 0)" office:value-type="float" office:value="0" calcext:value-type="float">
            <text:p>0</text:p>
          </table:table-cell>
          <table:table-cell table:style-name="ce8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11] / 50)*0.15 + ([.M11] / 50)*0.15 + ([.N11] / 100)*0.2)" office:value-type="float" office:value="0.455" calcext:value-type="float">
            <text:p>0.4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1] + [.O11] + [.U11] + [.Y11]" office:value-type="float" office:value="0.635880434782609" calcext:value-type="float">
            <text:p>0.63588</text:p>
          </table:table-cell>
          <table:table-cell table:style-name="ce20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11]; [.$AJ$2:.$AK$13]; 2; 0)" office:value-type="float" office:value="0" calcext:value-type="float">
            <text:p>0</text:p>
          </table:table-cell>
          <table:table-cell table:style-name="ce8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8" calcext:value-type="float">
            <text:p>98</text:p>
          </table:table-cell>
          <table:table-cell table:style-name="ce15" table:formula="of:=(([.L12] / 50)*0.15 + ([.M12] / 50)*0.15 + ([.N12] / 100)*0.2)" office:value-type="float" office:value="0.481" calcext:value-type="float">
            <text:p>0.48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2] + [.O12] + [.U12] + [.Y12]" office:value-type="float" office:value="0.666152173913044" calcext:value-type="float">
            <text:p>0.66615</text:p>
          </table:table-cell>
          <table:table-cell table:style-name="ce20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" calcext:value-type="string">
            <text:p>D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2]; [.$AJ$2:.$AK$13]; 2; 0)" office:value-type="float" office:value="1" calcext:value-type="float">
            <text:p>1</text:p>
          </table:table-cell>
          <table:table-cell table:style-name="ce8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15" table:formula="of:=(([.L13] / 50)*0.15 + ([.M13] / 50)*0.15 + ([.N13] / 100)*0.2)" office:value-type="float" office:value="0.399" calcext:value-type="float">
            <text:p>0.39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3] + [.O13] + [.U13] + [.Y13]" office:value-type="float" office:value="0.576978260869565" calcext:value-type="float">
            <text:p>0.57698</text:p>
          </table:table-cell>
          <table:table-cell table:style-name="ce20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3]; [.$AJ$2:.$AK$13]; 2; 0)" office:value-type="float" office:value="0" calcext:value-type="float">
            <text:p>0</text:p>
          </table:table-cell>
          <table:table-cell table:style-name="ce8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2" calcext:value-type="float">
            <text:p>82</text:p>
          </table:table-cell>
          <table:table-cell table:style-name="ce15" table:formula="of:=(([.L14] / 50)*0.15 + ([.M14] / 50)*0.15 + ([.N14] / 100)*0.2)" office:value-type="float" office:value="0.428" calcext:value-type="float">
            <text:p>0.42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4] + [.O14] + [.U14] + [.Y14]" office:value-type="float" office:value="0.616565217391304" calcext:value-type="float">
            <text:p>0.61657</text:p>
          </table:table-cell>
          <table:table-cell table:style-name="ce20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14]; [.$AJ$2:.$AK$13]; 2; 0)" office:value-type="float" office:value="0" calcext:value-type="float">
            <text:p>0</text:p>
          </table:table-cell>
          <table:table-cell table:style-name="ce8" table:formula="of:=VLOOKUP([.AC14]; [.$AJ$2:.$AK$13]; 2; 0)" office:value-type="float" office:value="3.3" calcext:value-type="float">
            <text:p>3.3</text:p>
          </table:table-cell>
          <table:table-cell/>
          <table:table-cell table:style-name="ce24"/>
          <table:table-cell table:style-name="ce13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15] / 50)*0.15 + ([.M15] / 50)*0.15 + ([.N15] / 100)*0.2)" office:value-type="float" office:value="0.463" calcext:value-type="float">
            <text:p>0.463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5] + [.O15] + [.U15] + [.Y15]" office:value-type="float" office:value="0.654608695652174" calcext:value-type="float">
            <text:p>0.65461</text:p>
          </table:table-cell>
          <table:table-cell table:style-name="ce20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D" calcext:value-type="string">
            <text:p>D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5]; [.$AJ$2:.$AK$13]; 2; 0)" office:value-type="float" office:value="1" calcext:value-type="float">
            <text:p>1</text:p>
          </table:table-cell>
          <table:table-cell table:style-name="ce8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5"/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15" table:formula="of:=(([.L16] / 50)*0.15 + ([.M16] / 50)*0.15 + ([.N16] / 100)*0.2)" office:value-type="float" office:value="0.38" calcext:value-type="float">
            <text:p>0.38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16] + [.O16] + [.U16] + [.Y16]" office:value-type="float" office:value="0.561065217391304" calcext:value-type="float">
            <text:p>0.56107</text:p>
          </table:table-cell>
          <table:table-cell table:style-name="ce20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16]; [.$AJ$2:.$AK$13]; 2; 0)" office:value-type="float" office:value="0" calcext:value-type="float">
            <text:p>0</text:p>
          </table:table-cell>
          <table:table-cell table:style-name="ce8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5" calcext:value-type="float">
            <text:p>85</text:p>
          </table:table-cell>
          <table:table-cell table:style-name="ce15" table:formula="of:=(([.L17] / 50)*0.15 + ([.M17] / 50)*0.15 + ([.N17] / 100)*0.2)" office:value-type="float" office:value="0.404" calcext:value-type="float">
            <text:p>0.40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7] + [.O17] + [.U17] + [.Y17]" office:value-type="float" office:value="0.587054347826087" calcext:value-type="float">
            <text:p>0.58705</text:p>
          </table:table-cell>
          <table:table-cell table:style-name="ce20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17]; [.$AJ$2:.$AK$13]; 2; 0)" office:value-type="float" office:value="0" calcext:value-type="float">
            <text:p>0</text:p>
          </table:table-cell>
          <table:table-cell table:style-name="ce8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D</text:p>
          </table:table-cell>
          <table:table-cell table:style-name="ce9"/>
          <table:table-cell table:style-name="ce5"/>
          <table:table-cell table:style-name="ce9" table:number-columns-repeated="3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([.L18] / 50)*0.15 + ([.M18] / 50)*0.15 + ([.N18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5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8" table:formula="of:=[.J18] + [.O18] + [.U18] + [.Y18]" office:value-type="float" office:value="0.173391304347826" calcext:value-type="float">
            <text:p>0.17339</text:p>
          </table:table-cell>
          <table:table-cell table:style-name="ce20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F</text:p>
          </table:table-cell>
          <table:table-cell table:style-name="ce8" table:formula="of:=VLOOKUP([.AB18]; [.$AJ$2:.$AK$13]; 2; 0)" office:value-type="float" office:value="0" calcext:value-type="float">
            <text:p>0</text:p>
          </table:table-cell>
          <table:table-cell table:style-name="ce8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table:style-name="ce15" table:formula="of:=(([.L19] / 50)*0.15 + ([.M19] / 50)*0.15 + ([.N19] / 100)*0.2)" office:value-type="float" office:value="0.322" calcext:value-type="float">
            <text:p>0.32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9] + [.O19] + [.U19] + [.Y19]" office:value-type="float" office:value="0.510565217391304" calcext:value-type="float">
            <text:p>0.51057</text:p>
          </table:table-cell>
          <table:table-cell table:style-name="ce20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9]; [.$AJ$2:.$AK$13]; 2; 0)" office:value-type="float" office:value="0" calcext:value-type="float">
            <text:p>0</text:p>
          </table:table-cell>
          <table:table-cell table:style-name="ce8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0] / 50)*0.15 + ([.M20] / 50)*0.15 + ([.N20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0] + [.O20] + [.U20] + [.Y20]" office:value-type="float" office:value="0.587663043478261" calcext:value-type="float">
            <text:p>0.58766</text:p>
          </table:table-cell>
          <table:table-cell table:style-name="ce20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20]; [.$AJ$2:.$AK$13]; 2; 0)" office:value-type="float" office:value="0" calcext:value-type="float">
            <text:p>0</text:p>
          </table:table-cell>
          <table:table-cell table:style-name="ce8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1" calcext:value-type="float">
            <text:p>91</text:p>
          </table:table-cell>
          <table:table-cell table:style-name="ce15" table:formula="of:=(([.L21] / 50)*0.15 + ([.M21] / 50)*0.15 + ([.N21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21] + [.O21] + [.U21] + [.Y21]" office:value-type="float" office:value="0.618630434782609" calcext:value-type="float">
            <text:p>0.61863</text:p>
          </table:table-cell>
          <table:table-cell table:style-name="ce20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1]; [.$AJ$2:.$AK$13]; 2; 0)" office:value-type="float" office:value="0" calcext:value-type="float">
            <text:p>0</text:p>
          </table:table-cell>
          <table:table-cell table:style-name="ce8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9"/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2] / 50)*0.15 + ([.M22] / 50)*0.15 + ([.N22] / 100)*0.2)" office:value-type="float" office:value="0.411" calcext:value-type="float">
            <text:p>0.41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2] + [.O22] + [.U22] + [.Y22]" office:value-type="float" office:value="0.597826086956522" calcext:value-type="float">
            <text:p>0.59783</text:p>
          </table:table-cell>
          <table:table-cell table:style-name="ce20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2]; [.$AJ$2:.$AK$13]; 2; 0)" office:value-type="float" office:value="0" calcext:value-type="float">
            <text:p>0</text:p>
          </table:table-cell>
          <table:table-cell table:style-name="ce8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7" calcext:value-type="float">
            <text:p>87</text:p>
          </table:table-cell>
          <table:table-cell table:style-name="ce15" table:formula="of:=(([.L23] / 50)*0.15 + ([.M23] / 50)*0.15 + ([.N23] / 100)*0.2)" office:value-type="float" office:value="0.453" calcext:value-type="float">
            <text:p>0.453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3] + [.O23] + [.U23] + [.Y23]" office:value-type="float" office:value="0.643010869565218" calcext:value-type="float">
            <text:p>0.64301</text:p>
          </table:table-cell>
          <table:table-cell table:style-name="ce20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D" calcext:value-type="string">
            <text:p>D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3]; [.$AJ$2:.$AK$13]; 2; 0)" office:value-type="float" office:value="1" calcext:value-type="float">
            <text:p>1</text:p>
          </table:table-cell>
          <table:table-cell table:style-name="ce8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24] / 50)*0.15 + ([.M24] / 50)*0.15 + ([.N24] / 100)*0.2)" office:value-type="float" office:value="0.409" calcext:value-type="float">
            <text:p>0.40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4] + [.O24] + [.U24] + [.Y24]" office:value-type="float" office:value="0.597565217391304" calcext:value-type="float">
            <text:p>0.59757</text:p>
          </table:table-cell>
          <table:table-cell table:style-name="ce20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4]; [.$AJ$2:.$AK$13]; 2; 0)" office:value-type="float" office:value="0" calcext:value-type="float">
            <text:p>0</text:p>
          </table:table-cell>
          <table:table-cell table:style-name="ce8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6" calcext:value-type="float">
            <text:p>86</text:p>
          </table:table-cell>
          <table:table-cell table:style-name="ce15" table:formula="of:=(([.L25] / 50)*0.15 + ([.M25] / 50)*0.15 + ([.N25] / 100)*0.2)" office:value-type="float" office:value="0.439" calcext:value-type="float">
            <text:p>0.43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5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5] + [.O25] + [.U25] + [.Y25]" office:value-type="float" office:value="0.620065217391304" calcext:value-type="float">
            <text:p>0.62007</text:p>
          </table:table-cell>
          <table:table-cell table:style-name="ce20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D-" calcext:value-type="string">
            <text:p>D-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5]; [.$AJ$2:.$AK$13]; 2; 0)" office:value-type="float" office:value="0" calcext:value-type="float">
            <text:p>0</text:p>
          </table:table-cell>
          <table:table-cell table:style-name="ce8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 calcext:value-type="float">
            <text:p>40.125</text:p>
          </table:table-cell>
          <table:table-cell table:formula="of:=AVERAGE([.M2:.M25])" office:value-type="float" office:value="42.8333333333333" calcext:value-type="float">
            <text:p>42.8333333333</text:p>
          </table:table-cell>
          <table:table-cell table:style-name="ce7" table:formula="of:=AVERAGE([.N2:.N25])" office:value-type="float" office:value="81.5833333333333" calcext:value-type="float">
            <text:p>81.5833333333</text:p>
          </table:table-cell>
          <table:table-cell table:style-name="ce11"/>
          <table:table-cell table:number-columns-repeated="12"/>
          <table:table-cell table:style-name="ce20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 calcext:value-type="float">
            <text:p>0.8025</text:p>
          </table:table-cell>
          <table:table-cell table:formula="of:=[.M26] / 50" office:value-type="float" office:value="0.856666666666667" calcext:value-type="float">
            <text:p>0.8566666667</text:p>
          </table:table-cell>
          <table:table-cell table:style-name="ce7" table:formula="of:=[.N26] / 100" office:value-type="float" office:value="0.815833333333333" calcext:value-type="float">
            <text:p>0.8158333333</text:p>
          </table:table-cell>
          <table:table-cell table:number-columns-repeated="12"/>
          <table:table-cell table:style-name="ce20" table:formula="of:=AVERAGE([.AA2:.AA25])" office:value-type="float" office:value="0.590745923913044" calcext:value-type="float">
            <text:p>0.5907459239</text:p>
          </table:table-cell>
          <table:table-cell table:style-name="ce16" table:number-columns-repeated="2"/>
          <table:table-cell table:style-name="ce20" table:formula="of:=AVERAGE([.AD2:.AD25])" office:value-type="float" office:value="0.275" calcext:value-type="float">
            <text:p>0.275</text:p>
          </table:table-cell>
          <table:table-cell table:style-name="ce20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9:48:41.73816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3T09:51:59.092742475</dc:date>
    <dc:creator>Gregory Kapfhammer</dc:creator>
    <meta:editing-duration>P30DT10H5M1S</meta:editing-duration>
    <meta:editing-cycles>32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68" meta:object-count="0"/>
  </office:meta>
</office:document-meta>
</file>